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2:Sheet1.J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 style:data-style-name="N2" text:time-value="21:48:51.157909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3-25T21:51:54.218606165</dc:date>
    <meta:editing-duration>P7DT18H15M31S</meta:editing-duration>
    <meta:editing-cycles>522</meta:editing-cycles>
    <meta:generator>LibreOffice/6.0.2.1.0$Linux_X86_64 LibreOffice_project/00m0$Build-1</meta:generator>
    <meta:document-statistic meta:table-count="1" meta:cell-count="5628" meta:object-count="0"/>
  </office:meta>
</office:document-meta>
</file>